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Part </text:p>
          </table:table-cell>
          <table:table-cell table:style-name="ce1" office:value-type="string" calcext:value-type="string">
            <text:p>Value <text:s text:c="4"/></text:p>
          </table:table-cell>
          <table:table-cell table:style-name="ce1" office:value-type="string" calcext:value-type="string">
            <text:p>Device <text:s text:c="5"/></text:p>
          </table:table-cell>
          <table:table-cell table:style-name="ce1" office:value-type="string" calcext:value-type="string">
            <text:p>Package <text:s text:c="2"/></text:p>
          </table:table-cell>
          <table:table-cell table:style-name="ce1" office:value-type="string" calcext:value-type="string">
            <text:p>Reichelt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1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<text:a xlink:href="https://www.reichelt.de/Vielschicht-SMD-G0805/KEM-X7R0805-100N/3/index.html?ACTION=3&amp;LA=446&amp;ARTICLE=207073&amp;GROUPID=8048&amp;artnr=KEM+X7R0805+100N&amp;SEARCH=100n%2B0805&amp;trstct=pos_1" xlink:type="simple">https://www.reichelt.de/Vielschicht-SMD-G0805/KEM-X7R0805-100N/3/index.html?ACTION=3&amp;LA=446&amp;ARTICLE=207073&amp;GROUPID=8048&amp;artnr=KEM+X7R0805+100N&amp;SEARCH=100n%2B0805&amp;trstct=pos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<text:a xlink:href="https://www.reichelt.de/Siebensegment-Anzeigen/TA-20-11-RT/3/index.html?ACTION=3&amp;LA=2&amp;ARTICLE=31587&amp;GROUPID=3002&amp;artnr=TA+20-11+RT&amp;trstct=pol_2" xlink:type="simple">https://www.reichelt.de/Siebensegment-Anzeigen/TA-20-11-RT/3/index.html?ACTION=3&amp;LA=2&amp;ARTICLE=31587&amp;GROUPID=3002&amp;artnr=TA+20-11+RT&amp;trstct=pol_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6x7 Pin Sockel-Buchsenleisten für D1, D2</text:p>
          </table:table-cell>
          <table:table-cell table:number-columns-repeated="2"/>
          <table:table-cell office:value-type="string" calcext:value-type="string">
            <text:p><text:a xlink:href="https://www.reichelt.de/Buchsenleisten/BL-1X20G-2-54/3/index.html?ACTION=3&amp;LA=2&amp;ARTICLE=6072&amp;GROUPID=7435&amp;artnr=BL+1X20G+2%2C54&amp;trstct=pol_34" xlink:type="simple">https://www.reichelt.de/Buchsenleisten/BL-1X20G-2-54/3/index.html?ACTION=3&amp;LA=2&amp;ARTICLE=6072&amp;GROUPID=7435&amp;artnr=BL+1X20G+2%2C54&amp;trstct=pol_3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 <text:s/></text:p>
          </table:table-cell>
          <table:table-cell office:value-type="string" calcext:value-type="string">
            <text:p>UDN2981A <text:s/></text:p>
          </table:table-cell>
          <table:table-cell office:value-type="string" calcext:value-type="string">
            <text:p>UDN2981A <text:s text:c="3"/></text:p>
          </table:table-cell>
          <table:table-cell office:value-type="string" calcext:value-type="string">
            <text:p>DIL18 <text:s text:c="4"/></text:p>
          </table:table-cell>
          <table:table-cell office:value-type="string" calcext:value-type="string">
            <text:p><text:a xlink:href="https://www.reichelt.de/ICs-U-ZTK-/UDN-2981/3/index.html?ACTION=3&amp;LA=446&amp;ARTICLE=22008&amp;GROUPID=2921&amp;artnr=UDN+2981&amp;SEARCH=UDN2981A%2B%2B&amp;trstct=pos_0" xlink:type="simple">https://www.reichelt.de/ICs-U-ZTK-/UDN-2981/3/index.html?ACTION=3&amp;LA=446&amp;ARTICLE=22008&amp;GROUPID=2921&amp;artnr=UDN+2981&amp;SEARCH=UDN2981A%2B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 <text:s/></text:p>
          </table:table-cell>
          <table:table-cell office:value-type="string" calcext:value-type="string">
            <text:p>UDN2981A <text:s/></text:p>
          </table:table-cell>
          <table:table-cell office:value-type="string" calcext:value-type="string">
            <text:p>UDN2981A <text:s text:c="3"/></text:p>
          </table:table-cell>
          <table:table-cell office:value-type="string" calcext:value-type="string">
            <text:p>DIL18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3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table:style-name="Default" office:value-type="string" calcext:value-type="string">
            <text:p><text:a xlink:href="https://www.reichelt.de/ICs-74HC-DIL/SN-74HC595N-TEX/3/index.html?ACTION=3&amp;LA=446&amp;ARTICLE=217325&amp;GROUPID=2930&amp;artnr=SN+74HC595N+TEX&amp;SEARCH=74HC595N%2B%2B&amp;trstct=pos_0" xlink:type="simple">https://www.reichelt.de/ICs-74HC-DIL/SN-74HC595N-TEX/3/index.html?ACTION=3&amp;LA=446&amp;ARTICLE=217325&amp;GROUPID=2930&amp;artnr=SN+74HC595N+TEX&amp;SEARCH=74HC595N%2B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4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5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L1 </text:p>
          </table:table-cell>
          <table:table-cell office:value-type="string" calcext:value-type="string">
            <text:p>ULN2003AN </text:p>
          </table:table-cell>
          <table:table-cell office:value-type="string" calcext:value-type="string">
            <text:p>ULN2003AN <text:s text:c="2"/></text:p>
          </table:table-cell>
          <table:table-cell office:value-type="string" calcext:value-type="string">
            <text:p>DIL16 <text:s text:c="4"/></text:p>
          </table:table-cell>
          <table:table-cell table:style-name="Default" office:value-type="string" calcext:value-type="string">
            <text:p><text:a xlink:href="https://www.reichelt.de/ICs-U-ZTK-/ULN-2003-AN/3/index.html?ACTION=3&amp;LA=446&amp;ARTICLE=189138&amp;GROUPID=2921&amp;artnr=ULN+2003+AN&amp;SEARCH=ULN2003AN%2B&amp;trstct=pos_0" xlink:type="simple">https://www.reichelt.de/ICs-U-ZTK-/ULN-2003-AN/3/index.html?ACTION=3&amp;LA=446&amp;ARTICLE=189138&amp;GROUPID=2921&amp;artnr=ULN+2003+AN&amp;SEARCH=ULN2003AN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1 <text:s/></text:p>
          </table:table-cell>
          <table:table-cell office:value-type="string" calcext:value-type="string">
            <text:p>8 Pin <text:s text:c="4"/></text:p>
          </table:table-cell>
          <table:table-cell office:value-type="string" calcext:value-type="string">
            <text:p>PINHD-1X8/90</text:p>
          </table:table-cell>
          <table:table-cell office:value-type="string" calcext:value-type="string">
            <text:p>1X08/90 <text:s text:c="2"/></text:p>
          </table:table-cell>
          <table:table-cell office:value-type="string" calcext:value-type="string">
            <text:p><text:a xlink:href="https://www.reichelt.de/Stiftleisten/SL-1X40W-2-54/3/index.html?ACTION=3&amp;LA=2&amp;ARTICLE=19507&amp;GROUPID=7434&amp;artnr=SL+1X40W+2%2C54&amp;trstct=pol_1" xlink:type="simple">https://www.reichelt.de/Stiftleisten/SL-1X40W-2-54/3/index.html?ACTION=3&amp;LA=2&amp;ARTICLE=19507&amp;GROUPID=7434&amp;artnr=SL+1X40W+2%2C54&amp;trstct=pol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 <text:s text:c="2"/></text:p>
          </table:table-cell>
          <table:table-cell office:value-type="string" calcext:value-type="string">
            <text:p>red <text:s text:c="6"/></text:p>
          </table:table-cell>
          <table:table-cell office:value-type="string" calcext:value-type="string">
            <text:p>LED-5MM <text:s text:c="4"/></text:p>
          </table:table-cell>
          <table:table-cell office:value-type="string" calcext:value-type="string">
            <text:p>LED_5MM <text:s text:c="2"/></text:p>
          </table:table-cell>
          <table:table-cell office:value-type="string" calcext:value-type="string">
            <text:p><text:a xlink:href="https://www.reichelt.de/LEDs-5-mm/LED-5-10500-RT/3/index.html?ACTION=3&amp;LA=2&amp;ARTICLE=96890&amp;GROUPID=3019&amp;artnr=LED+5-10500+RT&amp;trstct=pol_1" xlink:type="simple">https://www.reichelt.de/LEDs-5-mm/LED-5-10500-RT/3/index.html?ACTION=3&amp;LA=2&amp;ARTICLE=96890&amp;GROUPID=3019&amp;artnr=LED+5-10500+RT&amp;trstct=pol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 <text:s text:c="2"/></text:p>
          </table:table-cell>
          <table:table-cell office:value-type="string" calcext:value-type="string">
            <text:p>red <text:s text:c="6"/></text:p>
          </table:table-cell>
          <table:table-cell office:value-type="string" calcext:value-type="string">
            <text:p>LED-5MM <text:s text:c="4"/></text:p>
          </table:table-cell>
          <table:table-cell office:value-type="string" calcext:value-type="string">
            <text:p>LED_5MM <text:s text:c="2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 <text:s text:c="2"/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3216 <text:s/></text:p>
          </table:table-cell>
          <table:table-cell office:value-type="string" calcext:value-type="string">
            <text:p>R3216 <text:s text:c="4"/></text:p>
          </table:table-cell>
          <table:table-cell office:value-type="string" calcext:value-type="string">
            <text:p><text:a xlink:href="https://www.reichelt.de/SMD-1206-von-0-bis-910-Ohm/RND-1206-1-56/3/index.html?ACTION=3&amp;LA=2&amp;ARTICLE=183345&amp;GROUPID=7973&amp;artnr=RND+1206+1+56&amp;trstct=pol_3" xlink:type="simple">https://www.reichelt.de/SMD-1206-von-0-bis-910-Ohm/RND-1206-1-56/3/index.html?ACTION=3&amp;LA=2&amp;ARTICLE=183345&amp;GROUPID=7973&amp;artnr=RND+1206+1+56&amp;trstct=pol_3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 <text:s text:c="2"/></text:p>
          </table:table-cell>
          <table:table-cell office:value-type="string" calcext:value-type="string">
            <text:p>10k <text:s text:c="6"/></text:p>
          </table:table-cell>
          <table:table-cell office:value-type="string" calcext:value-type="string">
            <text:p>R-EU_M3216 <text:s/></text:p>
          </table:table-cell>
          <table:table-cell office:value-type="string" calcext:value-type="string">
            <text:p>M3216 <text:s text:c="4"/></text:p>
          </table:table-cell>
          <table:table-cell office:value-type="string" calcext:value-type="string">
            <text:p><text:a xlink:href="https://www.reichelt.de/SMD-1206-von-1-bis-910-kOhm/RND-1206-1-10K/3/index.html?ACTION=3&amp;LA=2&amp;ARTICLE=183394&amp;GROUPID=7974&amp;artnr=RND+1206+1+10K&amp;trstct=pol_2" xlink:type="simple">https://www.reichelt.de/SMD-1206-von-1-bis-910-kOhm/RND-1206-1-10K/3/index.html?ACTION=3&amp;LA=2&amp;ARTICLE=183394&amp;GROUPID=7974&amp;artnr=RND+1206+1+10K&amp;trstct=pol_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1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<text:a xlink:href="https://www.reichelt.de/4-Widerstaende-8-Pins/SIL-8-4-180/3/index.html?ACTION=3&amp;LA=2&amp;ARTICLE=17912&amp;GROUPID=4492&amp;artnr=SIL+8-4+180&amp;trstct=pol_0" xlink:type="simple">https://www.reichelt.de/4-Widerstaende-8-Pins/SIL-8-4-180/3/index.html?ACTION=3&amp;LA=2&amp;ARTICLE=17912&amp;GROUPID=4492&amp;artnr=SIL+8-4+180&amp;trstct=pol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2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3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.00.0000</text:date>, <text:time style:data-style-name="N2" text:time-value="12:53:54.1170175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04:38.970968110</meta:creation-date>
    <dc:date>2018-03-18T14:07:47.912572947</dc:date>
    <meta:editing-duration>PT1H30M20S</meta:editing-duration>
    <meta:editing-cycles>7</meta:editing-cycles>
    <meta:generator>LibreOffice/5.1.6.2$Linux_X86_64 LibreOffice_project/10m0$Build-2</meta:generator>
    <meta:document-statistic meta:table-count="1" meta:cell-count="103" meta:object-count="0"/>
  </office:meta>
</office:document-meta>
</file>